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346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591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346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47in" svg:x="3.5591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4"/>
        <table:table-column table:style-name="co8" table:number-columns-repeated="238" table:default-cell-style-name="ce177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30">
            <text:p>30</text:p>
          </table:table-cell>
          <table:table-cell table:style-name="ce167" table:formula="of:=COUNTIF([.L$7:.L$885];[.$J1])" office:value-type="float" office:value="30">
            <text:p>30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7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4-10T17:03:27</dc:date>
    <dc:language>en-US</dc:language>
    <meta:editing-cycles>842</meta:editing-cycles>
    <meta:editing-duration>P12DT6H58M47S</meta:editing-duration>
    <meta:document-statistic meta:table-count="4" meta:cell-count="1311" meta:object-count="9"/>
    <meta:user-defined meta:name="Info 1"/>
    <meta:user-defined meta:name="Info 2"/>
    <meta:user-defined meta:name="Info 3"/>
    <meta:user-defined meta:name="Info 4"/>
  </office:meta>
</office:document-meta>
</file>